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Blank" svg:font-family="'Adobe Blank'" style:font-family-generic="system" style:font-pitch="variable"/>
    <style:font-face style:name="Arial" svg:font-family="Arial" style:font-family-generic="swiss" style:font-pitch="variable"/>
    <style:font-face style:name="Ek Mukta" svg:font-family="'Ek Mukta'"/>
    <style:font-face style:name="Ek Mukta1" svg:font-family="'Ek Mukta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1bf1df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 style:master-page-name="HAL_20_AWAL">
      <style:paragraph-properties style:page-number="2"/>
    </style:style>
    <style:style style:name="P5" style:family="paragraph" style:parent-style-name="Standard" style:master-page-name="HAL_20_BAB">
      <style:paragraph-properties style:page-number="1"/>
    </style:style>
    <style:style style:name="P6" style:family="paragraph" style:parent-style-name="Standard" style:master-page-name="HAL_20_ISI">
      <style:paragraph-properties style:page-number="auto"/>
    </style:style>
    <style:style style:name="T1" style:family="text">
      <style:text-properties officeooo:rsid="001bf1df"/>
    </style:style>
    <style:style style:name="T2" style:family="text">
      <style:text-properties style:font-name="Arial" fo:font-size="10pt" fo:font-weight="bold" officeooo:rsid="001bf1df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Blank" svg:font-family="'Adobe Blank'" style:font-family-generic="system" style:font-pitch="variable"/>
    <style:font-face style:name="Arial" svg:font-family="Arial" style:font-family-generic="swiss" style:font-pitch="variable"/>
    <style:font-face style:name="Ek Mukta" svg:font-family="'Ek Mukta'"/>
    <style:font-face style:name="Ek Mukta1" svg:font-family="'Ek Mukta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dobe Blank" style:font-size-asian="10.5pt" style:language-asian="zh" style:country-asian="CN" style:font-name-complex="Ek Mukta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dobe Blank" style:font-size-asian="10.5pt" style:language-asian="zh" style:country-asian="CN" style:font-name-complex="Ek Mukt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Adobe Blank" style:font-family-asian="'Adobe Blank'" style:font-family-generic-asian="system" style:font-pitch-asian="variable" style:font-size-asian="14pt" style:font-name-complex="Ek Mukta1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Ek Mukta" style:font-family-complex="'Ek Mukta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Ek Mukta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Ek Mukta" style:font-family-complex="'Ek Mukta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91in" style:type="center"/>
          <style:tab-stop style:position="5.5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91in" style:type="center"/>
          <style:tab-stop style:position="5.5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91in" style:type="center"/>
          <style:tab-stop style:position="5.5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1bf1df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fo:font-weight="bold" officeooo:rsid="001bf1df" style:font-size-asian="10pt" style:font-weight-asian="bold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1.1799in" fo:margin-bottom="1.1799in" fo:margin-left="1.5701in" fo:margin-right="1.179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1.1799in" fo:margin-bottom="1.1799in" fo:margin-left="1.5701in" fo:margin-right="1.179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portrait" fo:margin-top="1.1799in" fo:margin-bottom="1.1799in" fo:margin-left="1.5701in" fo:margin-right="1.179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11">
      <style:page-layout-properties fo:page-width="8.2681in" fo:page-height="11.6929in" style:num-format="1" style:print-orientation="portrait" fo:margin-top="1.1799in" fo:margin-bottom="1.1799in" fo:margin-left="1.5701in" fo:margin-right="1.179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AL_20_AWAL" style:display-name="HAL AWAL" style:page-layout-name="Mpm2" draw:style-name="Mdp1">
      <style:footer>
        <text:p text:style-name="MP1"><text:page-number text:select-page="current">III</text:page-number></text:p>
        <text:p text:style-name="MP2"><text:span text:style-name="MT1">Universitas Logistik dan Bisnis Internasional</text:span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HAL_20_BAB" style:display-name="HAL BAB" style:page-layout-name="Mpm10" draw:style-name="Mdp1">
      <style:footer>
        <text:p text:style-name="MP1"><text:page-number text:select-page="current">1</text:page-number></text:p>
        <text:p text:style-name="MP2"><text:span text:style-name="MT1">Universitas Logistik dan Bisnis Internasional</text:span></text:p>
      </style:footer>
    </style:master-page>
    <style:master-page style:name="HAL_20_ISI" style:display-name="HAL ISI" style:page-layout-name="Mpm11" draw:style-name="Mdp1">
      <style:header>
        <text:p text:style-name="MP3"><text:page-number text:select-page="current">2</text:page-number></text:p>
      </style:header>
      <style:footer>
        <text:p text:style-name="MP2"><text:span text:style-name="MT1">Universitas Logistik dan Bisnis Internasiona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20:14:36.021861823</meta:creation-date>
    <dc:date>2024-06-04T20:49:38.845063310</dc:date>
    <meta:editing-duration>PT24M23S</meta:editing-duration>
    <meta:editing-cycles>2</meta:editing-cycles>
    <meta:generator>LibreOffice/24.2.1.2$FreeBSD_X86_64 LibreOffice_project/420$Build-2</meta:generator>
    <meta:document-statistic meta:table-count="0" meta:image-count="0" meta:object-count="0" meta:page-count="6" meta:paragraph-count="7" meta:word-count="19" meta:character-count="141" meta:non-whitespace-character-count="129"/>
  </office:meta>
</office:document-meta>
</file>